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764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1323in" svg:y="7.5374in">
            <draw:object draw:notify-on-update-of-ranges="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4.6602in" svg:y="7.4878in">
            <draw:object draw:notify-on-update-of-ranges="Sheet1.B41:Sheet1.B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8346in" svg:y="0.0287in">
            <draw:object draw:notify-on-update-of-ranges="Sheet1.C2:Sheet1.C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8228in" svg:y="3.6051in">
            <draw:object draw:notify-on-update-of-ranges="Sheet1.C21:Sheet1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4.2197in" svg:y="0.0752in">
            <draw:object draw:notify-on-update-of-ranges="Sheet1.C41:Sheet1.C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4.3323in" svg:y="3.6079in">
            <draw:object draw:notify-on-update-of-ranges="Sheet1.C61:Sheet1.C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OMP (tempi 10000 50) 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trong Scaling Efficiecy</text:p>
          </table:table-cell>
          <table:table-cell/>
          <table:table-cell office:value-type="string" calcext:value-type="string">
            <text:p>Numero di Processori</text:p>
          </table:table-cell>
        </table:table-row>
        <table:table-row table:style-name="ro1">
          <table:table-cell office:value-type="float" office:value="150.967156" calcext:value-type="float">
            <text:p>150.967156</text:p>
          </table:table-cell>
          <table:table-cell table:style-name="ce4" table:formula="of:=[.$A$2] / [.$A2]" office:value-type="float" office:value="1" calcext:value-type="float">
            <text:p>1</text:p>
          </table:table-cell>
          <table:table-cell table:formula="of:=[.$A$2] / ( 1* [.$A2] 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589399" calcext:value-type="float">
            <text:p>75.589399</text:p>
          </table:table-cell>
          <table:table-cell table:style-name="ce4" table:formula="of:=[.$A$2] / [.$A3]" office:value-type="float" office:value="1.9972001100313" calcext:value-type="float">
            <text:p>1.9972001100313</text:p>
          </table:table-cell>
          <table:table-cell table:formula="of:=[.$A$2] / ( 2* [.$A3] )" office:value-type="float" office:value="0.998600055015651" calcext:value-type="float">
            <text:p>0.99860005501565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.503903" calcext:value-type="float">
            <text:p>50.503903</text:p>
          </table:table-cell>
          <table:table-cell table:style-name="ce4" table:formula="of:=[.$A$2] / [.$A4]" office:value-type="float" office:value="2.98921760561753" calcext:value-type="float">
            <text:p>2.98921760561753</text:p>
          </table:table-cell>
          <table:table-cell table:formula="of:=[.$A$2] / ( 3* [.$A4] )" office:value-type="float" office:value="0.996405868539177" calcext:value-type="float">
            <text:p>0.99640586853917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.8449" calcext:value-type="float">
            <text:p>37.8449</text:p>
          </table:table-cell>
          <table:table-cell table:style-name="ce4" table:formula="of:=[.$A$2] / [.$A5]" office:value-type="float" office:value="3.98910172837027" calcext:value-type="float">
            <text:p>3.98910172837027</text:p>
          </table:table-cell>
          <table:table-cell table:formula="of:=[.$A$2] / ( 4* [.$A5] )" office:value-type="float" office:value="0.997275432092567" calcext:value-type="float">
            <text:p>0.99727543209256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74515" calcext:value-type="float">
            <text:p>30.274515</text:p>
          </table:table-cell>
          <table:table-cell table:style-name="ce4" table:formula="of:=[.$A$2] / [.$A6]" office:value-type="float" office:value="4.98660857159892" calcext:value-type="float">
            <text:p>4.98660857159892</text:p>
          </table:table-cell>
          <table:table-cell table:formula="of:=[.$A$2] / ( 5* [.$A6] )" office:value-type="float" office:value="0.997321714319783" calcext:value-type="float">
            <text:p>0.99732171431978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.248488" calcext:value-type="float">
            <text:p>25.248488</text:p>
          </table:table-cell>
          <table:table-cell table:style-name="ce4" table:formula="of:=[.$A$2] / [.$A7]" office:value-type="float" office:value="5.9792553122389" calcext:value-type="float">
            <text:p>5.9792553122389</text:p>
          </table:table-cell>
          <table:table-cell table:formula="of:=[.$A$2] / ( 6* [.$A7] )" office:value-type="float" office:value="0.996542552039816" calcext:value-type="float">
            <text:p>0.99654255203981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.676428" calcext:value-type="float">
            <text:p>21.676428</text:p>
          </table:table-cell>
          <table:table-cell table:style-name="ce4" table:formula="of:=[.$A$2] / [.$A8]" office:value-type="float" office:value="6.96457718956278" calcext:value-type="float">
            <text:p>6.96457718956278</text:p>
          </table:table-cell>
          <table:table-cell table:formula="of:=[.$A$2] / ( 7* [.$A8] )" office:value-type="float" office:value="0.994939598508969" calcext:value-type="float">
            <text:p>0.994939598508969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.983004" calcext:value-type="float">
            <text:p>18.983004</text:p>
          </table:table-cell>
          <table:table-cell table:style-name="ce4" table:formula="of:=[.$A$2] / [.$A9]" office:value-type="float" office:value="7.9527537369744" calcext:value-type="float">
            <text:p>7.9527537369744</text:p>
          </table:table-cell>
          <table:table-cell table:formula="of:=[.$A$2] / ( 8* [.$A9] )" office:value-type="float" office:value="0.9940942171218" calcext:value-type="float">
            <text:p>0.994094217121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.86416" calcext:value-type="float">
            <text:p>16.86416</text:p>
          </table:table-cell>
          <table:table-cell table:style-name="ce4" table:formula="of:=[.$A$2] / [.$A10]" office:value-type="float" office:value="8.95195230595535" calcext:value-type="float">
            <text:p>8.95195230595535</text:p>
          </table:table-cell>
          <table:table-cell table:formula="of:=[.$A$2] / ( 9* [.$A10] )" office:value-type="float" office:value="0.994661367328372" calcext:value-type="float">
            <text:p>0.99466136732837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.210965" calcext:value-type="float">
            <text:p>15.210965</text:p>
          </table:table-cell>
          <table:table-cell table:style-name="ce4" table:formula="of:=[.$A$2] / [.$A11]" office:value-type="float" office:value="9.92489010394804" calcext:value-type="float">
            <text:p>9.92489010394804</text:p>
          </table:table-cell>
          <table:table-cell table:formula="of:=[.$A$2] / ( 10* [.$A11] )" office:value-type="float" office:value="0.992489010394804" calcext:value-type="float">
            <text:p>0.9924890103948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.883374" calcext:value-type="float">
            <text:p>13.883374</text:p>
          </table:table-cell>
          <table:table-cell table:style-name="ce4" table:formula="of:=[.$A$2] / [.$A12]" office:value-type="float" office:value="10.8739529742554" calcext:value-type="float">
            <text:p>10.8739529742554</text:p>
          </table:table-cell>
          <table:table-cell table:formula="of:=[.$A$2] / ( 11* [.$A12] )" office:value-type="float" office:value="0.988541179477763" calcext:value-type="float">
            <text:p>0.98854117947776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.846852" calcext:value-type="float">
            <text:p>13.846852</text:p>
          </table:table-cell>
          <table:table-cell table:style-name="ce4" table:formula="of:=[.$A$2] / [.$A13]" office:value-type="float" office:value="10.9026337538669" calcext:value-type="float">
            <text:p>10.9026337538669</text:p>
          </table:table-cell>
          <table:table-cell table:formula="of:=[.$A$2] / ( 12* [.$A13] )" office:value-type="float" office:value="0.908552812822245" calcext:value-type="float">
            <text:p>0.908552812822245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/>
          <table:table-cell table:number-columns-repeated="4"/>
        </table:table-row>
        <table:table-row table:style-name="ro1" table:number-rows-repeated="4">
          <table:table-cell table:style-name="ce3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OMP (tempi weak )</text:p>
          </table:table-cell>
          <table:table-cell office:value-type="string" calcext:value-type="string">
            <text:p>20 step con particelle:</text:p>
          </table:table-cell>
          <table:table-cell office:value-type="string" calcext:value-type="string">
            <text:p>Weak Scaling</text:p>
          </table:table-cell>
          <table:table-cell table:number-columns-repeated="2"/>
        </table:table-row>
        <table:table-row table:style-name="ro1">
          <table:table-cell office:value-type="float" office:value="15.092652" calcext:value-type="float">
            <text:p>15.092652</text:p>
          </table:table-cell>
          <table:table-cell office:value-type="float" office:value="5000" calcext:value-type="float">
            <text:p>5000</text:p>
          </table:table-cell>
          <table:table-cell table:formula="of:=[.$A$21] / [.$A2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.179905" calcext:value-type="float">
            <text:p>15.179905</text:p>
          </table:table-cell>
          <table:table-cell office:value-type="float" office:value="7071" calcext:value-type="float">
            <text:p>7071</text:p>
          </table:table-cell>
          <table:table-cell table:formula="of:=[.$A$21] / [.$A22]" office:value-type="float" office:value="0.99425207206501" calcext:value-type="float">
            <text:p>0.99425207206501</text:p>
          </table:table-cell>
          <table:table-cell table:number-columns-repeated="2"/>
        </table:table-row>
        <table:table-row table:style-name="ro1">
          <table:table-cell office:value-type="float" office:value="15.1493" calcext:value-type="float">
            <text:p>15.1493</text:p>
          </table:table-cell>
          <table:table-cell office:value-type="float" office:value="8660" calcext:value-type="float">
            <text:p>8660</text:p>
          </table:table-cell>
          <table:table-cell table:formula="of:=[.$A$21] / [.$A23]" office:value-type="float" office:value="0.996260685312193" calcext:value-type="float">
            <text:p>0.996260685312193</text:p>
          </table:table-cell>
          <table:table-cell table:number-columns-repeated="2"/>
        </table:table-row>
        <table:table-row table:style-name="ro1">
          <table:table-cell office:value-type="float" office:value="15.13378" calcext:value-type="float">
            <text:p>15.13378</text:p>
          </table:table-cell>
          <table:table-cell office:value-type="float" office:value="10000" calcext:value-type="float">
            <text:p>10000</text:p>
          </table:table-cell>
          <table:table-cell table:formula="of:=[.$A$21] / [.$A24]" office:value-type="float" office:value="0.997282370960857" calcext:value-type="float">
            <text:p>0.997282370960857</text:p>
          </table:table-cell>
          <table:table-cell table:number-columns-repeated="2"/>
        </table:table-row>
        <table:table-row table:style-name="ro1">
          <table:table-cell office:value-type="float" office:value="15.131172" calcext:value-type="float">
            <text:p>15.131172</text:p>
          </table:table-cell>
          <table:table-cell office:value-type="float" office:value="11180" calcext:value-type="float">
            <text:p>11180</text:p>
          </table:table-cell>
          <table:table-cell table:formula="of:=[.$A$21] / [.$A25]" office:value-type="float" office:value="0.997454261969925" calcext:value-type="float">
            <text:p>0.997454261969925</text:p>
          </table:table-cell>
          <table:table-cell table:number-columns-repeated="2"/>
        </table:table-row>
        <table:table-row table:style-name="ro1">
          <table:table-cell table:style-name="ce4" office:value-type="float" office:value="15.135312" calcext:value-type="float">
            <text:p>15.135312</text:p>
          </table:table-cell>
          <table:table-cell office:value-type="float" office:value="12247" calcext:value-type="float">
            <text:p>12247</text:p>
          </table:table-cell>
          <table:table-cell table:formula="of:=[.$A$21] / [.$A26]" office:value-type="float" office:value="0.997181425794196" calcext:value-type="float">
            <text:p>0.997181425794196</text:p>
          </table:table-cell>
          <table:table-cell table:number-columns-repeated="2"/>
        </table:table-row>
        <table:table-row table:style-name="ro1">
          <table:table-cell office:value-type="float" office:value="15.153212" calcext:value-type="float">
            <text:p>15.153212</text:p>
          </table:table-cell>
          <table:table-cell office:value-type="float" office:value="13228" calcext:value-type="float">
            <text:p>13228</text:p>
          </table:table-cell>
          <table:table-cell table:formula="of:=[.$A$21] / [.$A27]" office:value-type="float" office:value="0.996003487577419" calcext:value-type="float">
            <text:p>0.996003487577419</text:p>
          </table:table-cell>
          <table:table-cell table:number-columns-repeated="2"/>
        </table:table-row>
        <table:table-row table:style-name="ro1">
          <table:table-cell office:value-type="float" office:value="15.110402" calcext:value-type="float">
            <text:p>15.110402</text:p>
          </table:table-cell>
          <table:table-cell office:value-type="float" office:value="14142" calcext:value-type="float">
            <text:p>14142</text:p>
          </table:table-cell>
          <table:table-cell table:formula="of:=[.$A$21] / [.$A28]" office:value-type="float" office:value="0.998825312523121" calcext:value-type="float">
            <text:p>0.998825312523121</text:p>
          </table:table-cell>
          <table:table-cell table:number-columns-repeated="2"/>
        </table:table-row>
        <table:table-row table:style-name="ro1">
          <table:table-cell office:value-type="float" office:value="15.131056" calcext:value-type="float">
            <text:p>15.131056</text:p>
          </table:table-cell>
          <table:table-cell office:value-type="float" office:value="15000" calcext:value-type="float">
            <text:p>15000</text:p>
          </table:table-cell>
          <table:table-cell table:formula="of:=[.$A$21] / [.$A29]" office:value-type="float" office:value="0.997461908805308" calcext:value-type="float">
            <text:p>0.997461908805308</text:p>
          </table:table-cell>
          <table:table-cell table:number-columns-repeated="2"/>
        </table:table-row>
        <table:table-row table:style-name="ro1">
          <table:table-cell office:value-type="float" office:value="15.169026" calcext:value-type="float">
            <text:p>15.169026</text:p>
          </table:table-cell>
          <table:table-cell office:value-type="float" office:value="15811" calcext:value-type="float">
            <text:p>15811</text:p>
          </table:table-cell>
          <table:table-cell table:formula="of:=[.$A$21] / [.$A30]" office:value-type="float" office:value="0.994965134874184" calcext:value-type="float">
            <text:p>0.994965134874184</text:p>
          </table:table-cell>
          <table:table-cell table:number-columns-repeated="2"/>
        </table:table-row>
        <table:table-row table:style-name="ro1">
          <table:table-cell office:value-type="float" office:value="15.206732" calcext:value-type="float">
            <text:p>15.206732</text:p>
          </table:table-cell>
          <table:table-cell office:value-type="float" office:value="16583" calcext:value-type="float">
            <text:p>16583</text:p>
          </table:table-cell>
          <table:table-cell table:formula="of:=[.$A$21] / [.$A31]" office:value-type="float" office:value="0.992498059412108" calcext:value-type="float">
            <text:p>0.992498059412108</text:p>
          </table:table-cell>
          <table:table-cell table:number-columns-repeated="2"/>
        </table:table-row>
        <table:table-row table:style-name="ro1">
          <table:table-cell office:value-type="float" office:value="16.458136" calcext:value-type="float">
            <text:p>16.458136</text:p>
          </table:table-cell>
          <table:table-cell office:value-type="float" office:value="17320" calcext:value-type="float">
            <text:p>17320</text:p>
          </table:table-cell>
          <table:table-cell table:formula="of:=[.$A$21] / [.$A32]" office:value-type="float" office:value="0.917032888779142" calcext:value-type="float">
            <text:p>0.917032888779142</text:p>
          </table:table-cell>
          <table:table-cell table:number-columns-repeated="2"/>
        </table:table-row>
        <table:table-row table:style-name="ro1" table:number-rows-repeated="5">
          <table:table-cell table:style-name="ce4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PI (tempi 10000 50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trong Scaling Efficiecy</text:p>
          </table:table-cell>
          <table:table-cell/>
          <table:table-cell office:value-type="string" calcext:value-type="string">
            <text:p>Numero di Processori</text:p>
          </table:table-cell>
        </table:table-row>
        <table:table-row table:style-name="ro1">
          <table:table-cell office:value-type="float" office:value="155.242017" calcext:value-type="float">
            <text:p>155.242017</text:p>
          </table:table-cell>
          <table:table-cell table:formula="of:=[.$A$41] / [.$A41]" office:value-type="float" office:value="1" calcext:value-type="float">
            <text:p>1</text:p>
          </table:table-cell>
          <table:table-cell table:formula="of:=[.$A$41] / ( 1* [.$A41] 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77.676537" calcext:value-type="float">
            <text:p>77.676537</text:p>
          </table:table-cell>
          <table:table-cell table:formula="of:=[.$A$41] / [.$A42]" office:value-type="float" office:value="1.99857026324436" calcext:value-type="float">
            <text:p>1.99857026324436</text:p>
          </table:table-cell>
          <table:table-cell table:formula="of:=[.$A$41] / ( 2* [.$A42] )" office:value-type="float" office:value="0.999285131622178" calcext:value-type="float">
            <text:p>0.99928513162217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51.794727" calcext:value-type="float">
            <text:p>51.794727</text:p>
          </table:table-cell>
          <table:table-cell table:formula="of:=[.$A$41] / [.$A43]" office:value-type="float" office:value="2.99725524183186" calcext:value-type="float">
            <text:p>2.99725524183186</text:p>
          </table:table-cell>
          <table:table-cell table:formula="of:=[.$A$41] / ( 3* [.$A43] )" office:value-type="float" office:value="0.999085080610619" calcext:value-type="float">
            <text:p>0.999085080610619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.862116" calcext:value-type="float">
            <text:p>38.862116</text:p>
          </table:table-cell>
          <table:table-cell table:formula="of:=[.$A$41] / [.$A44]" office:value-type="float" office:value="3.99468770563085" calcext:value-type="float">
            <text:p>3.99468770563085</text:p>
          </table:table-cell>
          <table:table-cell table:formula="of:=[.$A$41] / ( 4* [.$A44] )" office:value-type="float" office:value="0.998671926407713" calcext:value-type="float">
            <text:p>0.99867192640771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094971" calcext:value-type="float">
            <text:p>31.094971</text:p>
          </table:table-cell>
          <table:table-cell table:formula="of:=[.$A$41] / [.$A45]" office:value-type="float" office:value="4.99251203675347" calcext:value-type="float">
            <text:p>4.99251203675347</text:p>
          </table:table-cell>
          <table:table-cell table:formula="of:=[.$A$41] / ( 5* [.$A45] )" office:value-type="float" office:value="0.998502407350694" calcext:value-type="float">
            <text:p>0.99850240735069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.921025" calcext:value-type="float">
            <text:p>25.921025</text:p>
          </table:table-cell>
          <table:table-cell table:formula="of:=[.$A$41] / [.$A46]" office:value-type="float" office:value="5.98903851217303" calcext:value-type="float">
            <text:p>5.98903851217303</text:p>
          </table:table-cell>
          <table:table-cell table:formula="of:=[.$A$41] / ( 6* [.$A46] )" office:value-type="float" office:value="0.998173085362172" calcext:value-type="float">
            <text:p>0.99817308536217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22.227541" calcext:value-type="float">
            <text:p>22.227541</text:p>
          </table:table-cell>
          <table:table-cell table:formula="of:=[.$A$41] / [.$A47]" office:value-type="float" office:value="6.98421912707303" calcext:value-type="float">
            <text:p>6.98421912707303</text:p>
          </table:table-cell>
          <table:table-cell table:formula="of:=[.$A$41] / ( 7* [.$A47] )" office:value-type="float" office:value="0.997745589581862" calcext:value-type="float">
            <text:p>0.99774558958186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.46061" calcext:value-type="float">
            <text:p>19.46061</text:p>
          </table:table-cell>
          <table:table-cell table:formula="of:=[.$A$41] / [.$A48]" office:value-type="float" office:value="7.97724310800124" calcext:value-type="float">
            <text:p>7.97724310800124</text:p>
          </table:table-cell>
          <table:table-cell table:formula="of:=[.$A$41] / ( 8* [.$A48] )" office:value-type="float" office:value="0.997155388500155" calcext:value-type="float">
            <text:p>0.99715538850015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17.318787" calcext:value-type="float">
            <text:p>17.318787</text:p>
          </table:table-cell>
          <table:table-cell table:formula="of:=[.$A$41] / [.$A49]" office:value-type="float" office:value="8.96379272982571" calcext:value-type="float">
            <text:p>8.96379272982571</text:p>
          </table:table-cell>
          <table:table-cell table:formula="of:=[.$A$41] / ( 9* [.$A49] )" office:value-type="float" office:value="0.995976969980634" calcext:value-type="float">
            <text:p>0.99597696998063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float" office:value="15.588636" calcext:value-type="float">
            <text:p>15.588636</text:p>
          </table:table-cell>
          <table:table-cell table:formula="of:=[.$A$41] / [.$A50]" office:value-type="float" office:value="9.95866585120084" calcext:value-type="float">
            <text:p>9.95866585120084</text:p>
          </table:table-cell>
          <table:table-cell table:formula="of:=[.$A$41] / ( 10* [.$A50] )" office:value-type="float" office:value="0.995866585120084" calcext:value-type="float">
            <text:p>0.9958665851200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float" office:value="14.268322" calcext:value-type="float">
            <text:p>14.268322</text:p>
          </table:table-cell>
          <table:table-cell table:formula="of:=[.$A$41] / [.$A51]" office:value-type="float" office:value="10.8801873829312" calcext:value-type="float">
            <text:p>10.8801873829312</text:p>
          </table:table-cell>
          <table:table-cell table:formula="of:=[.$A$41] / ( 11* [.$A51] )" office:value-type="float" office:value="0.989107943902839" calcext:value-type="float">
            <text:p>0.98910794390283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.805703" calcext:value-type="float">
            <text:p>14.805703</text:p>
          </table:table-cell>
          <table:table-cell table:formula="of:=[.$A$41] / [.$A52]" office:value-type="float" office:value="10.485285095885" calcext:value-type="float">
            <text:p>10.485285095885</text:p>
          </table:table-cell>
          <table:table-cell table:formula="of:=[.$A$41] / ( 12* [.$A52] )" office:value-type="float" office:value="0.873773757990418" calcext:value-type="float">
            <text:p>0.87377375799041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 table:number-rows-repeated="7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MPI (tempi weak)</text:p>
          </table:table-cell>
          <table:table-cell office:value-type="string" calcext:value-type="string">
            <text:p>20 step con particelle:</text:p>
          </table:table-cell>
          <table:table-cell office:value-type="string" calcext:value-type="string">
            <text:p>Weak Scaling</text:p>
          </table:table-cell>
          <table:table-cell table:number-columns-repeated="2"/>
        </table:table-row>
        <table:table-row table:style-name="ro2">
          <table:table-cell office:value-type="float" office:value="15.551777" calcext:value-type="float">
            <text:p>15.551777</text:p>
          </table:table-cell>
          <table:table-cell office:value-type="float" office:value="5000" calcext:value-type="float">
            <text:p>5000</text:p>
          </table:table-cell>
          <table:table-cell table:formula="of:=[.$A$61] / [.$A61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5.54292" calcext:value-type="float">
            <text:p>15.54292</text:p>
          </table:table-cell>
          <table:table-cell office:value-type="float" office:value="7071" calcext:value-type="float">
            <text:p>7071</text:p>
          </table:table-cell>
          <table:table-cell table:formula="of:=[.$A$61] / [.$A62]" office:value-type="float" office:value="1.00056984144549" calcext:value-type="float">
            <text:p>1.00056984144549</text:p>
          </table:table-cell>
          <table:table-cell table:number-columns-repeated="2"/>
        </table:table-row>
        <table:table-row table:style-name="ro1">
          <table:table-cell table:style-name="ce4" office:value-type="float" office:value="15.541607" calcext:value-type="float">
            <text:p>15.541607</text:p>
          </table:table-cell>
          <table:table-cell office:value-type="float" office:value="8660" calcext:value-type="float">
            <text:p>8660</text:p>
          </table:table-cell>
          <table:table-cell table:formula="of:=[.$A$61] / [.$A63]" office:value-type="float" office:value="1.00065437248542" calcext:value-type="float">
            <text:p>1.00065437248542</text:p>
          </table:table-cell>
          <table:table-cell table:number-columns-repeated="2"/>
        </table:table-row>
        <table:table-row table:style-name="ro2">
          <table:table-cell office:value-type="float" office:value="15.537907" calcext:value-type="float">
            <text:p>15.537907</text:p>
          </table:table-cell>
          <table:table-cell office:value-type="float" office:value="10000" calcext:value-type="float">
            <text:p>10000</text:p>
          </table:table-cell>
          <table:table-cell table:formula="of:=[.$A$61] / [.$A64]" office:value-type="float" office:value="1.00089265561958" calcext:value-type="float">
            <text:p>1.00089265561958</text:p>
          </table:table-cell>
          <table:table-cell table:number-columns-repeated="2"/>
        </table:table-row>
        <table:table-row table:style-name="ro1">
          <table:table-cell table:style-name="ce4" office:value-type="float" office:value="15.537586" calcext:value-type="float">
            <text:p>15.537586</text:p>
          </table:table-cell>
          <table:table-cell office:value-type="float" office:value="11180" calcext:value-type="float">
            <text:p>11180</text:p>
          </table:table-cell>
          <table:table-cell table:formula="of:=[.$A$61] / [.$A65]" office:value-type="float" office:value="1.0009133336414" calcext:value-type="float">
            <text:p>1.0009133336414</text:p>
          </table:table-cell>
          <table:table-cell table:number-columns-repeated="2"/>
        </table:table-row>
        <table:table-row table:style-name="ro2">
          <table:table-cell office:value-type="float" office:value="15.537214" calcext:value-type="float">
            <text:p>15.537214</text:p>
          </table:table-cell>
          <table:table-cell office:value-type="float" office:value="12247" calcext:value-type="float">
            <text:p>12247</text:p>
          </table:table-cell>
          <table:table-cell table:formula="of:=[.$A$61] / [.$A66]" office:value-type="float" office:value="1.00093729802524" calcext:value-type="float">
            <text:p>1.00093729802524</text:p>
          </table:table-cell>
          <table:table-cell table:number-columns-repeated="2"/>
        </table:table-row>
        <table:table-row table:style-name="ro2">
          <table:table-cell office:value-type="float" office:value="15.60197" calcext:value-type="float">
            <text:p>15.60197</text:p>
          </table:table-cell>
          <table:table-cell office:value-type="float" office:value="13228" calcext:value-type="float">
            <text:p>13228</text:p>
          </table:table-cell>
          <table:table-cell table:formula="of:=[.$A$61] / [.$A67]" office:value-type="float" office:value="0.996782906261196" calcext:value-type="float">
            <text:p>0.996782906261196</text:p>
          </table:table-cell>
          <table:table-cell table:number-columns-repeated="2"/>
        </table:table-row>
        <table:table-row table:style-name="ro2">
          <table:table-cell office:value-type="float" office:value="15.609603" calcext:value-type="float">
            <text:p>15.609603</text:p>
          </table:table-cell>
          <table:table-cell office:value-type="float" office:value="14142" calcext:value-type="float">
            <text:p>14142</text:p>
          </table:table-cell>
          <table:table-cell table:formula="of:=[.$A$61] / [.$A68]" office:value-type="float" office:value="0.996295485541817" calcext:value-type="float">
            <text:p>0.996295485541817</text:p>
          </table:table-cell>
          <table:table-cell table:number-columns-repeated="2"/>
        </table:table-row>
        <table:table-row table:style-name="ro1">
          <table:table-cell table:style-name="ce4" office:value-type="float" office:value="15.549377" calcext:value-type="float">
            <text:p>15.549377</text:p>
          </table:table-cell>
          <table:table-cell office:value-type="float" office:value="15000" calcext:value-type="float">
            <text:p>15000</text:p>
          </table:table-cell>
          <table:table-cell table:formula="of:=[.$A$61] / [.$A69]" office:value-type="float" office:value="1.00015434701982" calcext:value-type="float">
            <text:p>1.00015434701982</text:p>
          </table:table-cell>
          <table:table-cell table:number-columns-repeated="2"/>
        </table:table-row>
        <table:table-row table:style-name="ro1">
          <table:table-cell table:style-name="ce4" office:value-type="float" office:value="15.568361" calcext:value-type="float">
            <text:p>15.568361</text:p>
          </table:table-cell>
          <table:table-cell office:value-type="float" office:value="15811" calcext:value-type="float">
            <text:p>15811</text:p>
          </table:table-cell>
          <table:table-cell table:formula="of:=[.$A$61] / [.$A70]" office:value-type="float" office:value="0.998934762625301" calcext:value-type="float">
            <text:p>0.998934762625301</text:p>
          </table:table-cell>
          <table:table-cell table:number-columns-repeated="2"/>
        </table:table-row>
        <table:table-row table:style-name="ro2">
          <table:table-cell office:value-type="float" office:value="15.630539" calcext:value-type="float">
            <text:p>15.630539</text:p>
          </table:table-cell>
          <table:table-cell office:value-type="float" office:value="16583" calcext:value-type="float">
            <text:p>16583</text:p>
          </table:table-cell>
          <table:table-cell table:formula="of:=[.$A$61] / [.$A71]" office:value-type="float" office:value="0.994961018298857" calcext:value-type="float">
            <text:p>0.994961018298857</text:p>
          </table:table-cell>
          <table:table-cell table:number-columns-repeated="2"/>
        </table:table-row>
        <table:table-row table:style-name="ro2">
          <table:table-cell office:value-type="float" office:value="16.985612" calcext:value-type="float">
            <text:p>16.985612</text:p>
          </table:table-cell>
          <table:table-cell office:value-type="float" office:value="17320" calcext:value-type="float">
            <text:p>17320</text:p>
          </table:table-cell>
          <table:table-cell table:formula="of:=[.$A$61] / [.$A72]" office:value-type="float" office:value="0.915585320093265" calcext:value-type="float">
            <text:p>0.9155853200932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10:22:14.045893004</meta:creation-date>
    <dc:date>2023-03-13T13:44:20.733148619</dc:date>
    <meta:editing-duration>PT25M30S</meta:editing-duration>
    <meta:editing-cycles>3</meta:editing-cycles>
    <meta:generator>LibreOffice/6.4.7.2$Linux_X86_64 LibreOffice_project/40$Build-2</meta:generator>
    <meta:document-statistic meta:table-count="1" meta:cell-count="18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6cm" svg:y="0.316cm" chart:style-name="ch2">
          <text:p>Speedup OpenMP</text:p>
        </chart:title>
        <chart:plot-area chart:style-name="ch3" table:cell-range-address="Sheet1.B2:Sheet1.B13" chart:data-source-has-labels="row" svg:x="1.338cm" svg:y="1.275cm" svg:width="14.342cm" svg:height="6.557cm">
          <chartooo:coordinate-region svg:x="1.79cm" svg:y="1.478cm" svg:width="13.486cm" svg:height="5.702cm"/>
          <chart:axis chart:dimension="x" chart:name="primary-x" chart:style-name="ch4">
            <chart:title svg:x="7.106cm" svg:y="8.013cm" chart:style-name="ch5">
              <text:p>Numero di thread t</text:p>
            </chart:title>
          </chart:axis>
          <chart:axis chart:dimension="y" chart:name="primary-y" chart:style-name="ch4">
            <chart:title svg:x="0.451cm" svg:y="5.566cm" chart:style-name="ch6">
              <text:p>Speedup S(t)</text:p>
            </chart:title>
            <chart:grid chart:style-name="ch7" chart:class="major"/>
          </chart:axis>
          <chart:series chart:style-name="ch8" chart:values-cell-range-address="Sheet1.B2:Sheet1.B13" loext:label-string="openmp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972001100313">
                <text:p>1.9972001100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8921760561753">
                <text:p>2.98921760561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8910172837027">
                <text:p>3.98910172837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8660857159892">
                <text:p>4.98660857159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792553122389">
                <text:p>5.9792553122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6457718956278">
                <text:p>6.96457718956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527537369744">
                <text:p>7.9527537369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5195230595535">
                <text:p>8.95195230595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92489010394804">
                <text:p>9.92489010394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739529742554">
                <text:p>10.8739529742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026337538669">
                <text:p>10.9026337538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6cm" svg:y="0.316cm" chart:style-name="ch2">
          <text:p>Speedup MPI</text:p>
        </chart:title>
        <chart:plot-area chart:style-name="ch3" table:cell-range-address="Sheet1.B41:Sheet1.B52" chart:data-source-has-labels="row" svg:x="0.32cm" svg:y="1.275cm" svg:width="15.36cm" svg:height="7.545cm">
          <chartooo:coordinate-region svg:x="0.772cm" svg:y="1.477cm" svg:width="14.504cm" svg:height="6.6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1:Sheet1.B52" loext:label-string="openmp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1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9857026324436">
                <text:p>1.99857026324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725524183186">
                <text:p>2.99725524183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9468770563085">
                <text:p>3.99468770563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9251203675347">
                <text:p>4.99251203675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903851217303">
                <text:p>5.989038512173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8421912707303">
                <text:p>6.98421912707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7724310800124">
                <text:p>7.97724310800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6379272982571">
                <text:p>8.96379272982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95866585120084">
                <text:p>9.95866585120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801873829312">
                <text:p>10.8801873829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85285095885">
                <text:p>10.485285095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59cm" svg:y="0.316cm" chart:style-name="ch2">
          <text:p>Strong Scaling Efficiency OpenMP</text:p>
        </chart:title>
        <chart:plot-area chart:style-name="ch3" table:cell-range-address="Sheet1.C2:Sheet1.C13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7.106cm" svg:y="8.013cm" chart:style-name="ch5">
              <text:p>Numero di thread t</text:p>
            </chart:title>
          </chart:axis>
          <chart:axis chart:dimension="y" chart:name="primary-y" chart:style-name="ch6">
            <chart:title svg:x="0.451cm" svg:y="5.654cm" chart:style-name="ch7">
              <text:p>Efficiency E(t)</text:p>
            </chart:title>
            <chart:grid chart:style-name="ch8" chart:class="major"/>
          </chart:axis>
          <chart:series chart:style-name="ch9" chart:values-cell-range-address="Sheet1.C2:Sheet1.C13" loext:label-string="openmp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600055015651">
                <text:p>0.998600055015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405868539177">
                <text:p>0.996405868539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275432092567">
                <text:p>0.997275432092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321714319783">
                <text:p>0.997321714319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6542552039816">
                <text:p>0.996542552039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4939598508969">
                <text:p>0.994939598508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0942171218">
                <text:p>0.9940942171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661367328372">
                <text:p>0.994661367328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2489010394804">
                <text:p>0.992489010394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8541179477763">
                <text:p>0.988541179477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8552812822245">
                <text:p>0.908552812822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47cm" svg:y="0.316cm" chart:style-name="ch2">
          <text:p>Weak Scaling Efficiency OpenMP</text:p>
        </chart:title>
        <chart:plot-area chart:style-name="ch3" table:cell-range-address="Sheet1.C21:Sheet1.C32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7.106cm" svg:y="8.013cm" chart:style-name="ch5">
              <text:p>Numero di thread t</text:p>
            </chart:title>
          </chart:axis>
          <chart:axis chart:dimension="y" chart:name="primary-y" chart:style-name="ch6">
            <chart:title svg:x="0.451cm" svg:y="5.692cm" chart:style-name="ch7">
              <text:p>Efficiency W(t)</text:p>
            </chart:title>
            <chart:grid chart:style-name="ch8" chart:class="major"/>
          </chart:axis>
          <chart:series chart:style-name="ch9" chart:values-cell-range-address="Sheet1.C21:Sheet1.C32" loext:label-string="openmp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1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25207206501">
                <text:p>0.99425207206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260685312193">
                <text:p>0.996260685312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282370960857">
                <text:p>0.997282370960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454261969925">
                <text:p>0.997454261969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7181425794196">
                <text:p>0.997181425794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6003487577419">
                <text:p>0.996003487577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825312523121">
                <text:p>0.998825312523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7461908805308">
                <text:p>0.997461908805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4965134874184">
                <text:p>0.994965134874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2498059412108">
                <text:p>0.992498059412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7032888779142">
                <text:p>0.9170328887791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49cm" svg:y="0.316cm" chart:style-name="ch2">
          <text:p>Strong Scaling Efficiency MPI</text:p>
        </chart:title>
        <chart:plot-area chart:style-name="ch3" table:cell-range-address="Sheet1.C41:Sheet1.C52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6.905cm" svg:y="8.013cm" chart:style-name="ch5">
              <text:p>Numero di processi p</text:p>
            </chart:title>
          </chart:axis>
          <chart:axis chart:dimension="y" chart:name="primary-y" chart:style-name="ch6">
            <chart:title svg:x="0.451cm" svg:y="5.692cm" chart:style-name="ch7">
              <text:p>Efficiency E(p)</text:p>
            </chart:title>
            <chart:grid chart:style-name="ch8" chart:class="major"/>
          </chart:axis>
          <chart:series chart:style-name="ch9" chart:values-cell-range-address="Sheet1.C41:Sheet1.C52" loext:label-string="mpi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41:Sheet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285131622178">
                <text:p>0.999285131622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085080610619">
                <text:p>0.999085080610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671926407713">
                <text:p>0.998671926407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8502407350694">
                <text:p>0.998502407350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8173085362172">
                <text:p>0.998173085362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7745589581862">
                <text:p>0.997745589581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155388500155">
                <text:p>0.997155388500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5976969980634">
                <text:p>0.995976969980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866585120084">
                <text:p>0.995866585120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9107943902839">
                <text:p>0.989107943902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3773757990418">
                <text:p>0.8737737579904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2cm" svg:y="0.317cm" chart:style-name="ch2">
          <text:p>Weak Scaling Efficiency MPI</text:p>
        </chart:title>
        <chart:plot-area chart:style-name="ch3" table:cell-range-address="Sheet1.C61:Sheet1.C72" chart:data-source-has-labels="row" svg:x="1.338cm" svg:y="1.275cm" svg:width="14.342cm" svg:height="6.557cm">
          <chartooo:coordinate-region svg:x="2.092cm" svg:y="1.478cm" svg:width="13.385cm" svg:height="5.702cm"/>
          <chart:axis chart:dimension="x" chart:name="primary-x" chart:style-name="ch4">
            <chart:title svg:x="6.905cm" svg:y="8.013cm" chart:style-name="ch5">
              <text:p>Numero di processi p</text:p>
            </chart:title>
          </chart:axis>
          <chart:axis chart:dimension="y" chart:name="primary-y" chart:style-name="ch6">
            <chart:title svg:x="0.451cm" svg:y="5.729cm" chart:style-name="ch7">
              <text:p>Efficiency W(p)</text:p>
            </chart:title>
            <chart:grid chart:style-name="ch8" chart:class="major"/>
          </chart:axis>
          <chart:series chart:style-name="ch9" chart:values-cell-range-address="Sheet1.C61:Sheet1.C72" loext:label-string="openmp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61:Sheet1.C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56984144549">
                <text:p>1.00056984144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65437248542">
                <text:p>1.00065437248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89265561958">
                <text:p>1.00089265561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9133336414">
                <text:p>1.0009133336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93729802524">
                <text:p>1.00093729802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6782906261196">
                <text:p>0.996782906261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6295485541817">
                <text:p>0.996295485541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15434701982">
                <text:p>1.00015434701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8934762625301">
                <text:p>0.998934762625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4961018298857">
                <text:p>0.994961018298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5585320093265">
                <text:p>0.9155853200932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